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3a436" officeooo:paragraph-rsid="0003a436" style:font-size-asian="14pt" style:font-size-complex="16pt"/>
    </style:style>
    <style:style style:name="P2" style:family="paragraph" style:parent-style-name="Standard">
      <style:text-properties fo:font-size="12pt" officeooo:rsid="0005925a" officeooo:paragraph-rsid="0005925a" style:font-size-asian="10.5pt" style:font-size-complex="12pt"/>
    </style:style>
    <style:style style:name="P3" style:family="paragraph" style:parent-style-name="Standard">
      <style:text-properties fo:font-size="12pt" officeooo:rsid="0005bfe8" officeooo:paragraph-rsid="0005bfe8" style:font-size-asian="10.5pt" style:font-size-complex="12pt"/>
    </style:style>
    <style:style style:name="P4" style:family="paragraph" style:parent-style-name="Standard">
      <style:text-properties fo:font-size="12pt" officeooo:rsid="0007a1b6" officeooo:paragraph-rsid="0007a1b6" style:font-size-asian="10.5pt" style:font-size-complex="12pt"/>
    </style:style>
    <style:style style:name="T1" style:family="text">
      <style:text-properties officeooo:rsid="000794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tab/><text:tab/><text:tab/><text:tab/><text:tab/><text:tab/>Ethan Hamman – 10125341</text:p>
      <text:p text:style-name="P1"/>
      <text:p text:style-name="P2">1. The height of my tree would theoretically be the number of letters in the alphabet, plus the length longest word, if the longest word starts with z, it would be 26 + length of word (includes the '$' at the end of the word)</text:p>
      <text:p text:style-name="P2"/>
      <text:p text:style-name="P3">2. <text:span text:style-name="T1">From my testing using the dictionary file and the spellcheck file (The Jungle Book), the average time to find a word that is in the tree is 2319 nanoseconds, and the average time to find a word that was not in the file is 3110 nanoseconds. I found this data by using System.nanoTime() function.</text:span></text:p>
      <text:p text:style-name="P3"/>
      <text:p text:style-name="P4">3. The average time would definitely go up, as it would take slightly more time to go through the extra nodes, for both found words and not found words, although found words would probably go up slightly more due it needing to go through each node, whereas not found words don't need to go through every n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15:00:14.624551407</meta:creation-date>
    <dc:date>2016-03-12T15:08:53.449995646</dc:date>
    <meta:editing-duration>PT8M37S</meta:editing-duration>
    <meta:editing-cycles>5</meta:editing-cycles>
    <meta:generator>LibreOffice/5.0.5.2$Linux_X86_64 LibreOffice_project/00m0$Build-2</meta:generator>
    <meta:document-statistic meta:table-count="0" meta:image-count="0" meta:object-count="0" meta:page-count="1" meta:paragraph-count="4" meta:word-count="162" meta:character-count="873" meta:non-whitespace-character-count="708"/>
  </office:meta>
</office:document-meta>
</file>